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333333" draw:fill="none" draw:fill-color="#23ff23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none" draw:fill-color="#00dcff" draw:opacity="35%" draw:textarea-horizontal-align="justify" draw:textarea-vertical-align="middle" draw:auto-grow-height="false" draw:shadow="hidden" draw:shadow-opacity="35%"/>
    </style:style>
    <style:style style:name="gr7" style:family="graphic" style:parent-style-name="standard">
      <style:graphic-properties svg:stroke-color="#333333" draw:fill="solid" draw:fill-color="#00dcff" draw:opacity="35%" draw:textarea-horizontal-align="justify" draw:textarea-vertical-align="middle" draw:auto-grow-height="false" draw:shadow-opacity="35%"/>
    </style:style>
    <style:style style:name="gr8" style:family="graphic" style:parent-style-name="standard">
      <style:graphic-properties svg:stroke-width="0.05cm" svg:stroke-color="#7e002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color="#333333" draw:fill="solid" draw:fill-color="#ff3366" draw:opacity="45%" draw:textarea-horizontal-align="justify" draw:textarea-vertical-align="middle" draw:auto-grow-height="false" draw:shadow-opacity="45%"/>
    </style:style>
    <style:style style:name="gr10" style:family="graphic" style:parent-style-name="standard">
      <style:graphic-properties svg:stroke-color="#333333" draw:fill="solid" draw:fill-color="#23ff23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color="#333333" draw:fill="solid" draw:fill-color="#ffff00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3" draw:id="id3" draw:layer="layout" svg:width="4.71cm" svg:height="1.001cm" svg:x="16.648cm" svg:y="8.299cm">
            <text:p text:style-name="P1"><text:span text:style-name="T1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4" draw:id="id4" draw:layer="layout" svg:width="4.135cm" svg:height="0.9cm" svg:x="16.865cm" svg:y="10.1cm">
            <text:p text:style-name="P1"><text:span text:style-name="T1">split_training_v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" draw:id="id5" draw:layer="layout" svg:width="3.957cm" svg:height="1.001cm" svg:x="17.018cm" svg:y="11.899cm">
            <text:p text:style-name="P1"><text:span text:style-name="T1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2" draw:id="id2" draw:layer="layout" svg:width="3.111cm" svg:height="1.001cm" svg:x="17.401cm" svg:y="6.4cm">
            <text:p text:style-name="P1"><text:span text:style-name="T1">gen_bar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1" draw:id="id1" draw:layer="layout" svg:width="3.015cm" svg:height="1.001cm" svg:x="17.401cm" svg:y="4.499cm">
            <text:p text:style-name="P1"><text:span text:style-name="T1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8.908cm" svg:y1="5.5cm" svg:x2="18.956cm" svg:y2="6.4cm" draw:start-shape="id1" draw:start-glue-point="2" draw:end-shape="id2" draw:end-glue-point="0" svg:d="m18908 5500 48 900">
            <text:p/>
          </draw:connector>
          <draw:connector draw:style-name="gr4" draw:text-style-name="P1" draw:layer="layout" draw:type="line" svg:x1="18.956cm" svg:y1="7.401cm" svg:x2="19.003cm" svg:y2="8.299cm" draw:start-shape="id2" draw:start-glue-point="2" draw:end-shape="id3" draw:end-glue-point="0" svg:d="m18956 7401 47 898">
            <text:p/>
          </draw:connector>
          <draw:connector draw:style-name="gr4" draw:text-style-name="P1" draw:layer="layout" draw:type="line" svg:x1="19.003cm" svg:y1="9.3cm" svg:x2="18.932cm" svg:y2="10.1cm" draw:start-shape="id3" draw:start-glue-point="2" draw:end-shape="id4" draw:end-glue-point="0" svg:d="m19003 9300-71 800">
            <text:p/>
          </draw:connector>
          <draw:connector draw:style-name="gr4" draw:text-style-name="P1" draw:layer="layout" draw:type="line" svg:x1="18.932cm" svg:y1="11cm" svg:x2="18.996cm" svg:y2="11.899cm" draw:start-shape="id4" draw:start-glue-point="2" draw:end-shape="id5" draw:end-glue-point="0" svg:d="m18932 11000 64 899">
            <text:p/>
          </draw:connector>
          <draw:custom-shape draw:style-name="gr5" draw:text-style-name="P1" draw:layer="layout" svg:width="6cm" svg:height="9.3cm" svg:x="16cm" svg:y="4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6" draw:id="id6" draw:layer="layout" svg:width="4.2cm" svg:height="1cm" svg:x="16.9cm" svg:y="1.9cm">
            <text:p text:style-name="P1"><text:span text:style-name="T1">gen_one_ann / </text:span></text:p>
            <text:p text:style-name="P1"><text:span text:style-name="T1">gen_six_an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19cm" svg:y1="2.9cm" svg:x2="19cm" svg:y2="4.2cm" draw:start-shape="id6" draw:start-glue-point="2" svg:d="m19000 2900v1300">
            <text:p/>
          </draw:connector>
        </draw:g>
        <draw:custom-shape draw:style-name="gr1" draw:text-style-name="P2" xml:id="id7" draw:id="id7" draw:layer="layout" svg:width="3.5cm" svg:height="0.8cm" svg:x="1.7cm" svg:y="4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439cm" svg:y1="3.073cm" svg:x2="3.45cm" svg:y2="4cm" draw:end-shape="id7" draw:end-glue-point="0" svg:d="m3439 3073 11 927">
          <text:p/>
        </draw:connector>
        <draw:custom-shape draw:style-name="gr1" draw:text-style-name="P2" xml:id="id8" draw:id="id8" draw:layer="layout" svg:width="4.2cm" svg:height="1.001cm" svg:x="1.3cm" svg:y="6.4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3.9cm" svg:height="1.2cm" svg:x="1.4cm" svg:y="8.2cm">
          <text:p text:style-name="P2">cross_validate</text:p>
          <text:p text:style-name="P2">(x10)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4cm" svg:y1="7.5cm" svg:x2="3.35cm" svg:y2="8.2cm" draw:start-shape="id8" draw:start-glue-point="2" draw:end-shape="id9" draw:end-glue-point="0" svg:d="m3400 7500v350h-50v350">
          <text:p/>
        </draw:connector>
        <draw:custom-shape draw:style-name="gr5" draw:text-style-name="P1" draw:layer="layout" svg:width="6.4cm" svg:height="6.3cm" svg:x="0.2cm" svg:y="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6cm" svg:height="1.6cm" svg:x="2.139cm" svg:y="1.473cm">
          <text:p text:style-name="P1"><text:span text:style-name="T1">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.45cm" svg:y1="4.8cm" svg:x2="3.45cm" svg:y2="6cm" draw:start-shape="id7" draw:start-glue-point="2" svg:d="m3450 4800v1200">
          <text:p/>
        </draw:connector>
        <draw:custom-shape draw:style-name="gr8" draw:text-style-name="P2" draw:layer="layout" svg:width="2.6cm" svg:height="1.6cm" svg:x="2.228cm" svg:y="13.492cm">
          <text:p text:style-name="P1"><text:span text:style-name="T1">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3.5cm" svg:y1="12.3cm" svg:x2="3.5cm" svg:y2="13.5cm">
          <text:p/>
        </draw:line>
        <draw:g>
          <draw:custom-shape draw:style-name="gr3" draw:text-style-name="P2" draw:layer="layout" svg:width="6.2cm" svg:height="1.001cm" svg:x="22.5cm" svg:y="3.199cm">
            <text:p text:style-name="P1"><text:span text:style-name="T1">get_average_F1_for_class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2" draw:id="id12" draw:layer="layout" svg:width="4cm" svg:height="1.001cm" svg:x="23.7cm" svg:y="9.598cm">
            <text:p text:style-name="P1"><text:span text:style-name="T1">get_F1_meas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11" draw:id="id11" draw:layer="layout" svg:width="4.1cm" svg:height="1.001cm" svg:x="23.6cm" svg:y="7.699cm">
            <text:p text:style-name="P1"><text:span text:style-name="T1">get_precision_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10" draw:id="id10" draw:layer="layout" svg:width="3.2cm" svg:height="1.001cm" svg:x="24cm" svg:y="5.798cm">
            <text:p text:style-name="P1"><text:span text:style-name="T1">get_recall_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25.6cm" svg:y1="6.799cm" svg:x2="25.65cm" svg:y2="7.699cm" draw:start-shape="id10" draw:start-glue-point="2" draw:end-shape="id11" draw:end-glue-point="0" svg:d="m25600 6799 50 900">
            <text:p/>
          </draw:connector>
          <draw:connector draw:style-name="gr4" draw:text-style-name="P1" draw:layer="layout" draw:type="line" svg:x1="25.65cm" svg:y1="8.7cm" svg:x2="25.7cm" svg:y2="9.598cm" draw:start-shape="id11" draw:start-glue-point="2" draw:end-shape="id12" draw:end-glue-point="0" svg:d="m25650 8700 50 898">
            <text:p/>
          </draw:connector>
          <draw:custom-shape draw:style-name="gr5" draw:text-style-name="P1" draw:layer="layout" svg:width="6cm" svg:height="5.401cm" svg:x="22.599cm" svg:y="5.4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25.599cm" svg:y1="4.199cm" svg:x2="25.599cm" svg:y2="5.499cm" svg:d="m25599 4199v1300">
            <text:p/>
          </draw:connector>
        </draw:g>
        <draw:custom-shape draw:style-name="gr1" draw:text-style-name="P2" xml:id="id13" draw:id="id13" draw:layer="layout" svg:width="4.2cm" svg:height="1.1cm" svg:x="1.3cm" svg:y="10.4cm">
          <text:p text:style-name="P1"><text:span text:style-name="T1">plot_F1_measure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35cm" svg:y1="9.4cm" svg:x2="3.4cm" svg:y2="10.4cm" draw:start-shape="id9" draw:start-glue-point="2" draw:end-shape="id13" draw:end-glue-point="0" svg:d="m3350 9400 50 1000">
          <text:p/>
        </draw:connector>
        <draw:g>
          <draw:custom-shape draw:style-name="gr5" draw:text-style-name="P1" xml:id="id22" draw:id="id22" draw:layer="layout" svg:width="5.5cm" svg:height="12.702cm" svg:x="8.2cm" svg:y="4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16" draw:id="id16" draw:layer="layout" svg:width="4.6cm" svg:height="1.001cm" svg:x="8.7cm" svg:y="7.899cm">
            <text:p text:style-name="P1"><text:span text:style-name="T1">get_confusion_matri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xml:id="id21" draw:id="id21" draw:layer="layout" svg:width="3.7cm" svg:height="1.2cm" svg:x="9.1cm" svg:y="1.8cm">
            <text:p text:style-name="P2">cross_validate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14" draw:id="id14" draw:layer="layout" svg:width="3.2cm" svg:height="1.001cm" svg:x="9.4cm" svg:y="4.5cm">
            <text:p text:style-name="P1"><text:span text:style-name="T1">split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15" draw:id="id15" draw:layer="layout" svg:width="3.2cm" svg:height="1.001cm" svg:x="9.399cm" svg:y="6.199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cm" svg:y1="5.501cm" svg:x2="10.999cm" svg:y2="6.199cm" draw:start-shape="id14" draw:start-glue-point="2" draw:end-shape="id15" draw:end-glue-point="0" svg:d="m11000 5501-1 698">
            <text:p/>
          </draw:connector>
          <draw:connector draw:style-name="gr4" draw:text-style-name="P1" draw:layer="layout" draw:type="line" svg:x1="10.999cm" svg:y1="7.2cm" svg:x2="11cm" svg:y2="7.899cm" draw:start-shape="id15" draw:start-glue-point="2" draw:end-shape="id16" draw:end-glue-point="0" svg:d="m10999 7200 1 699">
            <text:p/>
          </draw:connector>
          <draw:custom-shape draw:style-name="gr3" draw:text-style-name="P2" xml:id="id17" draw:id="id17" draw:layer="layout" svg:width="3.801cm" svg:height="1.001cm" svg:x="9.099cm" svg:y="9.598cm">
            <text:p text:style-name="P1"><text:span text:style-name="T1">get_error_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cm" svg:y1="8.9cm" svg:x2="10.999cm" svg:y2="9.598cm" draw:start-shape="id16" draw:start-glue-point="2" draw:end-shape="id17" draw:end-glue-point="0" svg:d="m11000 8900-1 698">
            <text:p/>
          </draw:connector>
          <draw:custom-shape draw:style-name="gr1" draw:text-style-name="P2" xml:id="id20" draw:id="id20" draw:layer="layout" svg:width="4cm" svg:height="1.2cm" svg:x="9.1cm" svg:y="15cm">
            <text:p text:style-name="P1"><text:span text:style-name="T1">get_F1_measur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19" draw:id="id19" draw:layer="layout" svg:width="4.1cm" svg:height="1.099cm" svg:x="9cm" svg:y="13.101cm">
            <text:p text:style-name="P1"><text:span text:style-name="T1">get_precision_rat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18" draw:id="id18" draw:layer="layout" svg:width="3.2cm" svg:height="1.2cm" svg:x="9.4cm" svg:y="11.2cm">
            <text:p text:style-name="P1"><text:span text:style-name="T1">get_recall_rat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cm" svg:y1="12.4cm" svg:x2="11.05cm" svg:y2="13.101cm" draw:start-shape="id18" draw:start-glue-point="2" draw:end-shape="id19" draw:end-glue-point="0" svg:d="m11000 12400 50 701">
            <text:p/>
          </draw:connector>
          <draw:connector draw:style-name="gr4" draw:text-style-name="P1" draw:layer="layout" draw:type="line" svg:x1="11.05cm" svg:y1="14.2cm" svg:x2="11.1cm" svg:y2="15cm" draw:start-shape="id19" draw:start-glue-point="2" draw:end-shape="id20" draw:end-glue-point="0" svg:d="m11050 14200 50 800">
            <text:p/>
          </draw:connector>
          <draw:connector draw:style-name="gr4" draw:text-style-name="P1" draw:layer="layout" draw:type="line" svg:x1="10.999cm" svg:y1="10.599cm" svg:x2="11cm" svg:y2="11.2cm" draw:start-shape="id17" draw:start-glue-point="2" draw:end-shape="id18" draw:end-glue-point="0" svg:d="m10999 10599 1 601">
            <text:p/>
          </draw:connector>
          <draw:connector draw:style-name="gr4" draw:text-style-name="P1" draw:layer="layout" draw:type="line" svg:x1="10.95cm" svg:y1="3cm" svg:x2="10.95cm" svg:y2="4.098cm" draw:start-shape="id21" draw:start-glue-point="2" draw:end-shape="id22" draw:end-glue-point="0" svg:d="m10950 3000v1098">
            <text:p/>
          </draw:connector>
        </draw:g>
        <draw:g>
          <draw:g xml:id="id24" draw:id="id24">
            <draw:custom-shape draw:style-name="gr3" draw:text-style-name="P2" draw:layer="layout" svg:width="3.2cm" svg:height="1.001cm" svg:x="15.601cm" svg:y="16.899cm">
              <text:p text:style-name="P1"><text:span text:style-name="T1">NNout2label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5.3cm" svg:height="1.6cm" svg:x="14.6cm" svg:y="16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2" xml:id="id23" draw:id="id23" draw:layer="layout" svg:width="3.2cm" svg:height="1.001cm" svg:x="15.6cm" svg:y="14.7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7.2cm" svg:y1="15.701cm" svg:x2="17.25cm" svg:y2="16.6cm" draw:start-shape="id23" draw:start-glue-point="2" draw:end-shape="id24" draw:end-glue-point="0" svg:d="m17200 15701 50 899">
            <text:p/>
          </draw:connector>
        </draw:g>
        <draw:custom-shape draw:style-name="gr9" draw:text-style-name="P2" draw:layer="layout" svg:width="3.015cm" svg:height="1.001cm" svg:x="22.485cm" svg:y="14.099cm">
          <text:p text:style-name="P1"><text:span text:style-name="T1">gen_tr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015cm" svg:height="1.001cm" svg:x="22.085cm" svg:y="15.8cm">
          <text:p text:style-name="P1"><text:span text:style-name="T1">gen_tre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xml:id="id27" draw:id="id27" draw:layer="layout" svg:width="3.401cm" svg:height="1.001cm" svg:x="20.099cm" svg:y="6.198cm">
          <text:p text:style-name="P1"><text:span text:style-name="T1">six_classif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4.6cm" svg:height="1.001cm" svg:x="24.099cm" svg:y="6.197cm">
          <text:p text:style-name="P1"><text:span text:style-name="T1">six_classify_by_entrop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cm" svg:height="2.7cm" svg:x="19.899cm" svg:y="5.1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6" draw:id="id26" draw:layer="layout" svg:width="2.053cm" svg:height="1.6cm" svg:x="23.099cm" svg:y="3.498cm">
          <text:p text:style-name="P1"><text:span text:style-name="T1">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25" draw:id="id25" draw:layer="layout" svg:width="3.111cm" svg:height="1.001cm" svg:x="22.588cm" svg:y="1.498cm">
          <text:p text:style-name="P1"><text:span text:style-name="T1">test_tr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143cm" svg:y1="2.499cm" svg:x2="24.126cm" svg:y2="3.498cm" draw:start-shape="id25" draw:start-glue-point="2" draw:end-shape="id26" draw:end-glue-point="4" svg:d="m24143 2499-17 999">
          <text:p/>
        </draw:connector>
        <draw:connector draw:style-name="gr4" draw:text-style-name="P1" draw:layer="layout" svg:x1="24.126cm" svg:y1="5.098cm" svg:x2="21.799cm" svg:y2="6.198cm" draw:start-shape="id26" draw:start-glue-point="6" draw:end-shape="id27" draw:end-glue-point="0" svg:d="m24126 5098v562h-2327v538">
          <text:p/>
        </draw:connector>
        <draw:connector draw:style-name="gr4" draw:text-style-name="P1" draw:layer="layout" svg:x1="24.126cm" svg:y1="5.098cm" svg:x2="26.399cm" svg:y2="6.197cm" draw:start-shape="id26" draw:start-glue-point="6" draw:end-shape="id28" draw:end-glue-point="0" svg:d="m24126 5098v562h2273v537">
          <text:p/>
        </draw:connector>
        <draw:custom-shape draw:style-name="gr8" draw:text-style-name="P2" xml:id="id33" draw:id="id33" draw:layer="layout" svg:width="4cm" svg:height="2.3cm" svg:x="14.599cm" svg:y="9.398cm">
          <text:p text:style-name="P1"><text:span text:style-name="T1">LEAF NODE</text:span></text:p>
          <text:p text:style-name="P1"><text:span text:style-name="T1">REACH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9" draw:id="id29" draw:layer="layout" svg:width="3.201cm" svg:height="1.001cm" svg:x="14.899cm" svg:y="4.197cm">
          <text:p text:style-name="P1"><text:span text:style-name="T1">init_attribu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3.201cm" svg:height="1.001cm" svg:x="14.899cm" svg:y="5.798cm">
          <text:p text:style-name="P1"><text:span text:style-name="T1">set_target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1" draw:id="id31" draw:layer="layout" svg:width="4.703cm" svg:height="1.001cm" svg:x="14.199cm" svg:y="7.498cm">
          <text:p text:style-name="P1"><text:span text:style-name="T1">decision_tree_learnin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499cm" svg:y1="5.198cm" svg:x2="16.499cm" svg:y2="5.798cm" draw:start-shape="id29" draw:start-glue-point="2" draw:end-shape="id30" draw:end-glue-point="0" svg:d="m16499 5198v600">
          <text:p/>
        </draw:connector>
        <draw:connector draw:style-name="gr4" draw:text-style-name="P1" draw:layer="layout" draw:type="line" svg:x1="16.499cm" svg:y1="6.799cm" svg:x2="16.55cm" svg:y2="7.498cm" draw:start-shape="id30" draw:start-glue-point="2" draw:end-shape="id31" draw:end-glue-point="0" svg:d="m16499 6799 51 699">
          <text:p/>
        </draw:connector>
        <draw:custom-shape draw:style-name="gr5" draw:text-style-name="P1" draw:layer="layout" svg:width="5.3cm" svg:height="8.3cm" svg:x="13.899cm" svg:y="3.8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2" draw:id="id32" draw:layer="layout" svg:width="6.2cm" svg:height="1.001cm" svg:x="13.399cm" svg:y="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6.499cm" svg:y1="2.598cm" svg:x2="16.549cm" svg:y2="3.898cm" draw:start-shape="id32" draw:start-glue-point="2" svg:d="m16499 2598 50 1300">
          <text:p/>
        </draw:connector>
        <draw:connector draw:style-name="gr4" draw:text-style-name="P1" draw:layer="layout" svg:x1="14.599cm" svg:y1="10.548cm" svg:x2="14.199cm" svg:y2="7.998cm" draw:start-shape="id33" draw:start-glue-point="5" draw:end-shape="id31" draw:end-glue-point="3" svg:d="m14599 10548h-902v-2550h502">
          <text:p/>
        </draw:connector>
        <draw:connector draw:style-name="gr4" draw:text-style-name="P1" draw:layer="layout" draw:type="line" svg:x1="16.55cm" svg:y1="8.499cm" svg:x2="16.599cm" svg:y2="9.398cm" draw:start-shape="id31" draw:start-glue-point="2" draw:end-shape="id33" draw:end-glue-point="4" svg:d="m16550 8499 49 899">
          <text:p/>
        </draw:connector>
        <draw:line draw:style-name="gr4" draw:text-style-name="P1" draw:layer="layout" svg:x1="16.599cm" svg:y1="11.698cm" svg:x2="16.599cm" svg:y2="13.098cm">
          <text:p/>
        </draw:line>
        <draw:frame draw:style-name="gr12" draw:text-style-name="P2" draw:layer="layout" svg:width="1.3cm" svg:height="0.725cm" svg:x="13.499cm" svg:y="9.973cm">
          <draw:text-box>
            <text:p text:style-name="P1"><text:span text:style-name="T1">no</text:span></text:p>
          </draw:text-box>
        </draw:frame>
        <draw:frame draw:style-name="gr12" draw:text-style-name="P2" draw:layer="layout" svg:width="1.6cm" svg:height="0.725cm" svg:x="16.199cm" svg:y="11.799cm">
          <draw:text-box>
            <text:p text:style-name="P1"><text:span text:style-name="T1">yes</text:span></text:p>
          </draw:text-box>
        </draw:frame>
        <draw:custom-shape draw:style-name="gr1" draw:text-style-name="P2" xml:id="id35" draw:id="id35" draw:layer="layout" svg:width="3.5cm" svg:height="0.8cm" svg:x="22.698cm" svg:y="13.597cm">
          <text:p text:style-name="P1"><text:span text:style-name="T1">majority_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5.401cm" svg:height="0.8cm" svg:x="21.698cm" svg:y="11.997cm">
          <text:p text:style-name="P1"><text:span text:style-name="T1">find_entropy_from_btarge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6.802cm" svg:height="0.9cm" svg:x="21.097cm" svg:y="14.998cm">
          <text:p text:style-name="P1"><text:span text:style-name="T1">choose_best_decision_attribu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4.398cm" svg:y1="12.797cm" svg:x2="24.448cm" svg:y2="13.597cm" draw:start-shape="id34" draw:start-glue-point="2" draw:end-shape="id35" draw:end-glue-point="0" svg:d="m24398 12797v400h50v400">
          <text:p/>
        </draw:connector>
        <draw:custom-shape draw:style-name="gr5" draw:text-style-name="P1" draw:layer="layout" svg:width="7.2cm" svg:height="5.2cm" svg:x="20.899cm" svg:y="11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36" draw:id="id36" draw:layer="layout" svg:width="4.7cm" svg:height="1.001cm" svg:x="21.999cm" svg:y="9.698cm">
          <text:p text:style-name="P1"><text:span text:style-name="T1">decision_tree_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349cm" svg:y1="10.699cm" svg:x2="24.399cm" svg:y2="11.398cm" draw:start-shape="id36" draw:start-glue-point="2" svg:d="m24349 10699 50 699">
          <text:p/>
        </draw:connector>
        <draw:connector draw:style-name="gr4" draw:text-style-name="P1" draw:layer="layout" draw:type="line" svg:x1="24.448cm" svg:y1="14.397cm" svg:x2="24.498cm" svg:y2="14.998cm" draw:start-shape="id35" draw:start-glue-point="2" draw:end-shape="id37" draw:end-glue-point="0" svg:d="m24448 14397 50 601">
          <text:p/>
        </draw:connector>
        <draw:g>
          <draw:custom-shape draw:style-name="gr3" draw:text-style-name="P2" draw:layer="layout" svg:width="3.001cm" svg:height="1.001cm" svg:x="6.2cm" svg:y="1.798cm">
            <text:p text:style-name="P1"><text:span text:style-name="T1">test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41" draw:id="id41" draw:layer="layout" svg:width="3.2cm" svg:height="1.001cm" svg:x="6.1cm" svg:y="4.397cm">
            <text:p text:style-name="P1"><text:span text:style-name="T1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7.8cm" svg:height="8.802cm" svg:x="3.799cm" svg:y="4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7.699cm" svg:y1="2.798cm" svg:x2="7.699cm" svg:y2="4.098cm" svg:d="m7699 2798v1300">
            <text:p/>
          </draw:connector>
          <draw:custom-shape draw:style-name="gr3" draw:text-style-name="P2" xml:id="id39" draw:id="id39" draw:layer="layout" svg:width="3.2cm" svg:height="1.001cm" svg:x="4.099cm" svg:y="8.899cm">
            <text:p text:style-name="P1"><text:span text:style-name="T1">gen_on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42" draw:id="id42" draw:layer="layout" svg:width="3.2cm" svg:height="1.001cm" svg:x="5.999cm" svg:y="11.298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40" draw:id="id40" draw:layer="layout" svg:width="3.2cm" svg:height="1.001cm" svg:x="7.999cm" svg:y="8.899cm">
            <text:p text:style-name="P1"><text:span text:style-name="T1">gen_six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xml:id="id38" draw:id="id38" draw:layer="layout" svg:width="2.053cm" svg:height="1.6cm" svg:x="6.646cm" svg:y="6.199cm">
            <text:p text:style-name="P1"><text:span text:style-name="T1">OR</text:span>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onnector draw:style-name="gr4" draw:text-style-name="P1" draw:layer="layout" svg:x1="7.673cm" svg:y1="7.799cm" svg:x2="5.699cm" svg:y2="8.899cm" draw:start-shape="id38" draw:start-glue-point="6" draw:end-shape="id39" draw:end-glue-point="0" svg:d="m7673 7799v562h-1974v538">
            <text:p/>
          </draw:connector>
          <draw:connector draw:style-name="gr4" draw:text-style-name="P1" draw:layer="layout" svg:x1="7.673cm" svg:y1="7.799cm" svg:x2="9.599cm" svg:y2="8.899cm" draw:start-shape="id38" draw:start-glue-point="6" draw:end-shape="id40" draw:end-glue-point="0" svg:d="m7673 7799v562h1926v538">
            <text:p/>
          </draw:connector>
          <draw:connector draw:style-name="gr4" draw:text-style-name="P1" draw:layer="layout" draw:type="line" svg:x1="7.7cm" svg:y1="5.398cm" svg:x2="7.673cm" svg:y2="6.199cm" draw:start-shape="id41" draw:start-glue-point="2" draw:end-shape="id38" draw:end-glue-point="4" svg:d="m7700 5398-27 801">
            <text:p/>
          </draw:connector>
          <draw:connector draw:style-name="gr4" draw:text-style-name="P1" draw:layer="layout" svg:x1="5.699cm" svg:y1="9.9cm" svg:x2="7.599cm" svg:y2="11.298cm" draw:start-shape="id39" draw:start-glue-point="2" draw:end-shape="id42" draw:end-glue-point="0" svg:d="m5699 9900v698h1900v700">
            <text:p/>
          </draw:connector>
          <draw:connector draw:style-name="gr4" draw:text-style-name="P1" draw:layer="layout" svg:x1="9.599cm" svg:y1="9.9cm" svg:x2="7.599cm" svg:y2="11.298cm" draw:start-shape="id40" draw:start-glue-point="2" draw:end-shape="id42" draw:end-glue-point="0" svg:d="m9599 9900v698h-2000v7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na Liu</meta:initial-creator>
    <meta:creation-date>2012-10-31T17:48:50</meta:creation-date>
    <dc:date>2012-11-17T13:15:39</dc:date>
    <dc:creator>Tina Liu</dc:creator>
    <meta:editing-duration>PT4H28M19S</meta:editing-duration>
    <meta:editing-cycles>25</meta:editing-cycles>
    <meta:generator>LibreOffice/3.5$Linux_X86_64 LibreOffice_project/350m1$Build-2</meta:generator>
    <meta:document-statistic meta:object-count="103"/>
  </office:meta>
</office:document-meta>
</file>